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style:writing-mode="lr-tb"/>
      <style:text-properties fo:background-color="transparent"/>
    </style:style>
    <style:style style:name="P2" style:family="paragraph" style:parent-style-name="Heading_20_3">
      <style:paragraph-properties fo:margin-left="0cm" fo:margin-right="0cm" fo:text-indent="0cm" style:auto-text-indent="false" style:writing-mode="lr-tb"/>
      <style:text-properties fo:background-color="transparent"/>
    </style:style>
    <style:style style:name="P3" style:family="paragraph" style:parent-style-name="Heading_20_4">
      <style:paragraph-properties fo:margin-left="0cm" fo:margin-right="0cm" fo:text-indent="0cm" style:auto-text-indent="false" style:writing-mode="lr-tb"/>
    </style:style>
    <style:style style:name="P4" style:family="paragraph" style:parent-style-name="Heading_20_4">
      <style:paragraph-properties fo:margin-left="0cm" fo:margin-right="0cm" fo:text-indent="0cm" style:auto-text-indent="false" style:writing-mode="lr-tb"/>
      <style:text-properties fo:background-color="transparent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</style:style>
    <style:style style:name="P7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92956cc7-7fff-e28b-8d02-a4afb57dee17"/>Design Patterns with Examples</text:p>
      <text:p text:style-name="Text_20_body"/>
      <text:p text:style-name="P5">Design patterns are categorized into three main types:</text:p>
      <text:list text:style-name="L1">
        <text:list-item>
          <text:p text:style-name="P6"><text:span text:style-name="T1">Creational Patterns – For object creation.</text:span></text:p>
        </text:list-item>
        <text:list-item>
          <text:p text:style-name="P6"><text:span text:style-name="T1">Structural Patterns – For organizing classes.</text:span></text:p>
        </text:list-item>
        <text:list-item>
          <text:p text:style-name="P6"><text:span text:style-name="T1">Behavioral Patterns – For communication between objects.</text:span></text:p>
        </text:list-item>
      </text:list>
      <text:h text:style-name="P1" text:outline-level="2">Creational Design Patterns</text:h>
      <text:p text:style-name="P5">These patterns deal with object creation mechanisms.</text:p>
      <text:h text:style-name="P2" text:outline-level="3">1.1 Singleton Pattern</text:h>
      <text:p text:style-name="P5">Ensures that a class has only one instance and provides a global access point.</text:p>
      <text:h text:style-name="P4" text:outline-level="4">Example:</text:h>
      <text:p text:style-name="P5">&lt;?php</text:p>
      <text:p text:style-name="P5">class Singleton {</text:p>
      <text:p text:style-name="P5">    private static $instance = null;</text:p>
      <text:p text:style-name="Text_20_body"/>
      <text:p text:style-name="P5">    private function __construct() { } // Private constructor prevents instantiation</text:p>
      <text:p text:style-name="Text_20_body"/>
      <text:p text:style-name="P5">    public static function getInstance() {</text:p>
      <text:p text:style-name="P5">        if (self::$instance == null) {</text:p>
      <text:p text:style-name="P5">            self::$instance = new Singleton();</text:p>
      <text:p text:style-name="P5">        }</text:p>
      <text:p text:style-name="P5">        return self::$instance;</text:p>
      <text:p text:style-name="P5">    }</text:p>
      <text:p text:style-name="P5">}</text:p>
      <text:p text:style-name="Text_20_body"/>
      <text:p text:style-name="P5">// Usage</text:p>
      <text:p text:style-name="P5">$singleton1 = Singleton::getInstance();</text:p>
      <text:p text:style-name="P5">$singleton2 = Singleton::getInstance();</text:p>
      <text:p text:style-name="P5">var_dump($singleton1 === $singleton2); // true</text:p>
      <text:p text:style-name="P5">?&gt;</text:p>
      <text:p text:style-name="Text_20_body"/>
      <text:h text:style-name="P2" text:outline-level="3"><text:soft-page-break/>1.2 Factory Pattern</text:h>
      <text:p text:style-name="P5">Creates objects without specifying the exact class.</text:p>
      <text:h text:style-name="P3" text:outline-level="4"><text:span text:style-name="T1">Example: </text:span></text:h>
      <text:p text:style-name="P5">&lt;?php</text:p>
      <text:p text:style-name="P5">interface Shape { public function draw(); }</text:p>
      <text:p text:style-name="Text_20_body"/>
      <text:p text:style-name="P5">class Circle implements Shape { public function draw() { echo "Drawing Circle\n"; } }</text:p>
      <text:p text:style-name="P5">class Square implements Shape { public function draw() { echo "Drawing Square\n"; } }</text:p>
      <text:p text:style-name="Text_20_body"/>
      <text:p text:style-name="P5">class ShapeFactory {</text:p>
      <text:p text:style-name="P5">    public static function createShape($type) {</text:p>
      <text:p text:style-name="P5">        return match(strtolower($type)) {</text:p>
      <text:p text:style-name="P5">            'circle' =&gt; new Circle(),</text:p>
      <text:p text:style-name="P5">            'square' =&gt; new Square(),</text:p>
      <text:p text:style-name="P5">            default =&gt; throw new Exception("Invalid shape"),</text:p>
      <text:p text:style-name="P5">        };</text:p>
      <text:p text:style-name="P5">    }</text:p>
      <text:p text:style-name="P5">}</text:p>
      <text:p text:style-name="Text_20_body"/>
      <text:p text:style-name="P5">// Usage</text:p>
      <text:p text:style-name="P5">$shape = ShapeFactory::createShape('circle');</text:p>
      <text:p text:style-name="P5">$shape-&gt;draw(); // Output: Drawing Circle</text:p>
      <text:p text:style-name="P5">?&gt;</text:p>
      <text:p text:style-name="Text_20_body"/>
      <text:h text:style-name="P2" text:outline-level="3">1.3 Abstract Factory Pattern</text:h>
      <text:p text:style-name="P5">Factory of Factories – Produces related objects without specifying concrete classes.</text:p>
      <text:h text:style-name="P4" text:outline-level="4">Example:</text:h>
      <text:p text:style-name="P5">&lt;?php</text:p>
      <text:p text:style-name="P5">interface Button { public function render(); }</text:p>
      <text:p text:style-name="P5">class WindowsButton implements Button { public function render() { echo "Windows Button\n"; } }</text:p>
      <text:p text:style-name="P5">class MacButton implements Button { public function render() { echo "Mac Button\n"; } }</text:p>
      <text:p text:style-name="Text_20_body"><text:soft-page-break/></text:p>
      <text:p text:style-name="P5">interface GUIFactory { public function createButton(): Button; }</text:p>
      <text:p text:style-name="Text_20_body"/>
      <text:p text:style-name="P5">class WindowsFactory implements GUIFactory { public function createButton(): Button { return new WindowsButton(); } }</text:p>
      <text:p text:style-name="P5">class MacFactory implements GUIFactory { public function createButton(): Button { return new MacButton(); } }</text:p>
      <text:p text:style-name="Text_20_body"/>
      <text:p text:style-name="P5">// Client Code</text:p>
      <text:p text:style-name="P5">$factory = new WindowsFactory();</text:p>
      <text:p text:style-name="P5">$button = $factory-&gt;createButton();</text:p>
      <text:p text:style-name="P5">$button-&gt;render(); // Output: Windows Button</text:p>
      <text:p text:style-name="P5">?&gt;</text:p>
      <text:p text:style-name="Text_20_body"/>
      <text:p text:style-name="Horizontal_20_Line"/>
      <text:h text:style-name="P2" text:outline-level="3">1.4 Builder Pattern</text:h>
      <text:p text:style-name="P5">Separates object creation from its representation.</text:p>
      <text:h text:style-name="P3" text:outline-level="4"><text:span text:style-name="T1">Example: </text:span></text:h>
      <text:p text:style-name="P5">&lt;?php</text:p>
      <text:p text:style-name="P5">class Burger {</text:p>
      <text:p text:style-name="P5">    public $cheese = false;</text:p>
      <text:p text:style-name="P5">    public $lettuce = false;</text:p>
      <text:p text:style-name="Text_20_body"/>
      <text:p text:style-name="P5">    public function show() {</text:p>
      <text:p text:style-name="P5">        echo "Burger with " . ($this-&gt;cheese ? "Cheese " : "") . ($this-&gt;lettuce ? "Lettuce" : "") . "\n";</text:p>
      <text:p text:style-name="P5">    }</text:p>
      <text:p text:style-name="P5">}</text:p>
      <text:p text:style-name="Text_20_body"/>
      <text:p text:style-name="P5">class BurgerBuilder {</text:p>
      <text:p text:style-name="P5">    private $burger;</text:p>
      <text:p text:style-name="Text_20_body"/>
      <text:p text:style-name="P5">    public function __construct() { $this-&gt;burger = new Burger(); }</text:p>
      <text:p text:style-name="Text_20_body"><text:soft-page-break/></text:p>
      <text:p text:style-name="P5">    public function addCheese() { $this-&gt;burger-&gt;cheese = true; return $this; }</text:p>
      <text:p text:style-name="P5">    public function addLettuce() { $this-&gt;burger-&gt;lettuce = true; return $this; }</text:p>
      <text:p text:style-name="P5">    public function build() { return $this-&gt;burger; }</text:p>
      <text:p text:style-name="P5">}</text:p>
      <text:p text:style-name="Text_20_body"/>
      <text:p text:style-name="P5">// Usage</text:p>
      <text:p text:style-name="P5">$burger = (new BurgerBuilder())-&gt;addCheese()-&gt;addLettuce()-&gt;build();</text:p>
      <text:p text:style-name="P5">$burger-&gt;show(); // Output: Burger with Cheese Lettuce</text:p>
      <text:p text:style-name="P5">?&gt;</text:p>
      <text:p text:style-name="Text_20_body"/>
      <text:p text:style-name="Horizontal_20_Line"/>
      <text:h text:style-name="P2" text:outline-level="3">1.5 Prototype Pattern</text:h>
      <text:p text:style-name="P5">Creates objects by copying an existing instance.</text:p>
      <text:h text:style-name="P4" text:outline-level="4">Example:</text:h>
      <text:p text:style-name="P5">&lt;?php</text:p>
      <text:p text:style-name="P5">class Prototype {</text:p>
      <text:p text:style-name="P5">    public $name;</text:p>
      <text:p text:style-name="Text_20_body"/>
      <text:p text:style-name="P5">    public function __clone() {</text:p>
      <text:p text:style-name="P5">        $this-&gt;name = "Cloned " . $this-&gt;name;</text:p>
      <text:p text:style-name="P5">    }</text:p>
      <text:p text:style-name="P5">}</text:p>
      <text:p text:style-name="Text_20_body"/>
      <text:p text:style-name="P5">$original = new Prototype();</text:p>
      <text:p text:style-name="P5">$original-&gt;name = "Original";</text:p>
      <text:p text:style-name="Text_20_body"/>
      <text:p text:style-name="P5">$copy = clone $original;</text:p>
      <text:p text:style-name="P5">echo $copy-&gt;name; // Output: Cloned Original</text:p>
      <text:p text:style-name="P5">?&gt;</text:p>
      <text:p text:style-name="Text_20_body"/>
      <text:p text:style-name="Horizontal_20_Line"/>
      <text:h text:style-name="P1" text:outline-level="2"><text:soft-page-break/>2️⃣ Structural Design Patterns</text:h>
      <text:p text:style-name="P5">Focus on class composition.</text:p>
      <text:h text:style-name="P2" text:outline-level="3">2.1 Adapter Pattern</text:h>
      <text:p text:style-name="P5">Converts one interface into another.</text:p>
      <text:h text:style-name="P4" text:outline-level="4">Example:</text:h>
      <text:p text:style-name="P5">&lt;?php</text:p>
      <text:p text:style-name="P5">class OldSystem {</text:p>
      <text:p text:style-name="P5">    public function legacyMethod() { return "Legacy System"; }</text:p>
      <text:p text:style-name="P5">}</text:p>
      <text:p text:style-name="P5">class Adapter {</text:p>
      <text:p text:style-name="P5">    private $oldSystem;</text:p>
      <text:p text:style-name="P5">    public function __construct(OldSystem $oldSystem) { $this-&gt;oldSystem = $oldSystem; }</text:p>
      <text:p text:style-name="P5">    public function newMethod() { return $this-&gt;oldSystem-&gt;legacyMethod(); }</text:p>
      <text:p text:style-name="P5">}</text:p>
      <text:p text:style-name="Text_20_body"/>
      <text:p text:style-name="P5">// Usage</text:p>
      <text:p text:style-name="P5">$adapter = new Adapter(new OldSystem());</text:p>
      <text:p text:style-name="P5">echo $adapter-&gt;newMethod(); // Output: Legacy System</text:p>
      <text:p text:style-name="P5">?&gt;</text:p>
      <text:p text:style-name="Horizontal_20_Line"/>
      <text:h text:style-name="P2" text:outline-level="3">2.2 Decorator Pattern</text:h>
      <text:p text:style-name="P5">Dynamically adds functionality to objects.</text:p>
      <text:p text:style-name="P5">Example:</text:p>
      <text:p text:style-name="P5">&lt;?php</text:p>
      <text:p text:style-name="P5">interface Coffee { public function cost(); }</text:p>
      <text:p text:style-name="Text_20_body"/>
      <text:p text:style-name="P5">class SimpleCoffee implements Coffee { public function cost() { return 5; } }</text:p>
      <text:p text:style-name="Text_20_body"/>
      <text:p text:style-name="P5">class MilkDecorator implements Coffee {</text:p>
      <text:p text:style-name="P5">    private $coffee;</text:p>
      <text:p text:style-name="P5">    public function __construct(Coffee $coffee) { $this-&gt;coffee = $coffee; }</text:p>
      <text:p text:style-name="P5"><text:soft-page-break/>    public function cost() { return $this-&gt;coffee-&gt;cost() + 2; }</text:p>
      <text:p text:style-name="P5">}</text:p>
      <text:p text:style-name="Text_20_body"/>
      <text:p text:style-name="P5">// Usage</text:p>
      <text:p text:style-name="P5">$coffee = new MilkDecorator(new SimpleCoffee());</text:p>
      <text:p text:style-name="P5">echo $coffee-&gt;cost(); // Output: 7</text:p>
      <text:p text:style-name="P5">?&gt;</text:p>
      <text:p text:style-name="Text_20_body"/>
      <text:p text:style-name="Horizontal_20_Line"/>
      <text:h text:style-name="P1" text:outline-level="2">3️⃣ Behavioral Design Patterns</text:h>
      <text:p text:style-name="P5">Focus on object communication.</text:p>
      <text:h text:style-name="P2" text:outline-level="3">3.1 Observer Pattern</text:h>
      <text:p text:style-name="P5">Defines a dependency between objects.</text:p>
      <text:h text:style-name="P4" text:outline-level="4">Example:</text:h>
      <text:p text:style-name="P5">&lt;?php</text:p>
      <text:p text:style-name="P5">class Subject {</text:p>
      <text:p text:style-name="P5">    private $observers = [];</text:p>
      <text:p text:style-name="Text_20_body"/>
      <text:p text:style-name="P5">    public function attach($observer) { $this-&gt;observers[] = $observer; }</text:p>
      <text:p text:style-name="P5">    public function notify() { foreach ($this-&gt;observers as $obs) { $obs-&gt;update(); } }</text:p>
      <text:p text:style-name="P5">}</text:p>
      <text:p text:style-name="Text_20_body"/>
      <text:p text:style-name="P5">class ConcreteObserver {</text:p>
      <text:p text:style-name="P5">    public function update() { echo "Observer Notified!\n"; }</text:p>
      <text:p text:style-name="P5">}</text:p>
      <text:p text:style-name="Text_20_body"/>
      <text:p text:style-name="P5">// Usage</text:p>
      <text:p text:style-name="P5">$subject = new Subject();</text:p>
      <text:p text:style-name="P5">$observer = new ConcreteObserver();</text:p>
      <text:p text:style-name="P5">$subject-&gt;attach($observer);</text:p>
      <text:p text:style-name="P5">$subject-&gt;notify(); // Output: Observer Notified!</text:p>
      <text:p text:style-name="P5"><text:soft-page-break/>?&gt;</text:p>
      <text:p text:style-name="Text_20_body"/>
      <text:p text:style-name="Horizontal_20_Line"/>
      <text:h text:style-name="P2" text:outline-level="3">3.2 Strategy Pattern</text:h>
      <text:p text:style-name="P5">Encapsulates interchangeable algorithms.</text:p>
      <text:h text:style-name="P4" text:outline-level="4">Example:</text:h>
      <text:p text:style-name="P5">&lt;?php</text:p>
      <text:p text:style-name="P5">interface PaymentStrategy { public function pay($amount); }</text:p>
      <text:p text:style-name="Text_20_body"/>
      <text:p text:style-name="P5">class PayPal implements PaymentStrategy {</text:p>
      <text:p text:style-name="P5">    public function pay($amount) { echo "Paid $amount via PayPal\n"; }</text:p>
      <text:p text:style-name="P5">}</text:p>
      <text:p text:style-name="Text_20_body"/>
      <text:p text:style-name="P5">class CreditCard implements PaymentStrategy {</text:p>
      <text:p text:style-name="P5">    public function pay($amount) { echo "Paid $amount via Credit Card\n"; }</text:p>
      <text:p text:style-name="P5">}</text:p>
      <text:p text:style-name="P5">// Usage</text:p>
      <text:p text:style-name="P5">$payment = new PayPal();</text:p>
      <text:p text:style-name="P5">$payment-&gt;pay(100); // Output: Paid 100 via PayPal</text:p>
      <text:p text:style-name="P5">?&gt;</text:p>
      <text:p text:style-name="Text_20_body"/>
      <text:p text:style-name="Horizontal_20_Line"/>
      <text:h text:style-name="P2" text:outline-level="3">3.3 Command Pattern</text:h>
      <text:p text:style-name="P5">Encapsulates a request as an object.</text:p>
      <text:h text:style-name="P4" text:outline-level="4">Example:</text:h>
      <text:p text:style-name="P5">&lt;?php</text:p>
      <text:p text:style-name="P5">class Light {</text:p>
      <text:p text:style-name="P5">    public function turnOn() { echo "Light is ON\n"; }</text:p>
      <text:p text:style-name="P5">}</text:p>
      <text:p text:style-name="Text_20_body"/>
      <text:p text:style-name="P5">class LightOnCommand {</text:p>
      <text:p text:style-name="P5"><text:soft-page-break/>    private $light;</text:p>
      <text:p text:style-name="P5">    public function __construct(Light $light) { $this-&gt;light = $light; }</text:p>
      <text:p text:style-name="P5">    public function execute() { $this-&gt;light-&gt;turnOn(); }</text:p>
      <text:p text:style-name="P5">}</text:p>
      <text:p text:style-name="Text_20_body"/>
      <text:p text:style-name="P5">// Usage</text:p>
      <text:p text:style-name="P5">$command = new LightOnCommand(new Light());</text:p>
      <text:p text:style-name="P5">$command-&gt;execute(); // Output: Light is ON</text:p>
      <text:p text:style-name="P5">?&gt;</text:p>
      <text:p text:style-name="Text_20_body"/>
      <text:p text:style-name="Horizontal_20_Line"/>
      <text:h text:style-name="P1" text:outline-level="2">Conclusion</text:h>
      <text:list text:style-name="L2">
        <text:list-item>
          <text:p text:style-name="P7"><text:span text:style-name="T1">Creational Patterns (Singleton, Factory, Builder) help manage object creation.</text:span></text:p>
        </text:list-item>
        <text:list-item>
          <text:p text:style-name="P7"><text:span text:style-name="T1">Structural Patterns (Adapter, Decorator) organize relationships between objects.</text:span></text:p>
        </text:list-item>
        <text:list-item>
          <text:p text:style-name="P7"><text:span text:style-name="T1">Behavioral Patterns (Observer, Strategy, Command) manage object interact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1:32:39.694000000</meta:creation-date>
    <dc:date>2025-02-03T11:34:13.468000000</dc:date>
    <meta:editing-duration>PT1M36S</meta:editing-duration>
    <meta:editing-cycles>1</meta:editing-cycles>
    <meta:document-statistic meta:table-count="0" meta:image-count="0" meta:object-count="0" meta:page-count="8" meta:paragraph-count="186" meta:word-count="812" meta:character-count="6020" meta:non-whitespace-character-count="5150"/>
    <meta:generator>LibreOffice/7.6.2.1$Windows_X86_64 LibreOffice_project/56f7684011345957bbf33a7ee678afaf4d2ba333</meta:generator>
  </office:meta>
</office:document-meta>
</file>